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paragraph-rsid="00041e98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variant="normal" fo:text-transform="none" fo:color="#33444c" style:font-name="Open Sans" fo:font-size="26pt" fo:letter-spacing="normal" fo:font-style="italic" style:text-underline-style="solid" style:text-underline-width="auto" style:text-underline-color="font-color" fo:font-weight="bold" officeooo:rsid="00041e98" officeooo:paragraph-rsid="00041e98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normal" officeooo:rsid="00041e98" officeooo:paragraph-rsid="00041e9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normal" officeooo:rsid="00041e98" officeooo:paragraph-rsid="00041e9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normal" officeooo:rsid="00047b4f" officeooo:paragraph-rsid="00047b4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normal" officeooo:rsid="0005659b" officeooo:paragraph-rsid="0005659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bold" officeooo:rsid="00041e98" officeooo:paragraph-rsid="00041e98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bold" officeooo:rsid="00047b4f" officeooo:paragraph-rsid="00047b4f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444c" style:font-name="Open Sans" fo:font-size="12pt" fo:letter-spacing="normal" fo:font-style="normal" style:text-underline-style="none" fo:font-weight="bold" officeooo:rsid="0005659b" officeooo:paragraph-rsid="0005659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41e98"/>
    </style:style>
    <style:style style:name="T2" style:family="text">
      <style:text-properties fo:font-variant="normal" fo:text-transform="none" fo:color="#33444c" style:font-name="Open Sans" fo:letter-spacing="normal"/>
    </style:style>
    <style:style style:name="T3" style:family="text">
      <style:text-properties fo:font-variant="normal" fo:text-transform="none" fo:color="#33444c" style:font-name="Open Sans" fo:letter-spacing="normal" officeooo:rsid="00041e98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04 D</text:span><text:span text:style-name="T2">o</text:span><text:span text:style-name="T3">CKER</text:span></text:p>
      <text:list xml:id="list6580907715574103696" text:style-name="L1">
        <text:list-header>
          <text:p text:style-name="P2"/>
          <text:p text:style-name="P3">1. Create a file named Dockerfile and write code as per the steps mentioned. </text:p>
          <text:p text:style-name="P3"/>
        </text:list-header>
        <text:list-item>
          <text:p text:style-name="P3">Use alpine image. </text:p>
          <text:p text:style-name="P3"/>
        </text:list-item>
        <text:list-item>
          <text:p text:style-name="P3">Add Author/Maintainer name in DockerFile </text:p>
          <text:p text:style-name="P3"/>
        </text:list-item>
        <text:list-item>
          <text:p text:style-name="P3">run commands -&gt; apk update &amp; apk add nodejs </text:p>
          <text:p text:style-name="P3"/>
        </text:list-item>
        <text:list-item>
          <text:p text:style-name="P3">copy current directory to /app </text:p>
          <text:p text:style-name="P3"/>
        </text:list-item>
        <text:list-item>
          <text:p text:style-name="P3">change your working directory to /app </text:p>
          <text:p text:style-name="P3"/>
        </text:list-item>
        <text:list-item>
          <text:p text:style-name="P3">specify the default command to be run upon container creation as mentioned below. node index.js </text:p>
        </text:list-item>
      </text:list>
      <text:p text:style-name="P4"/>
      <text:p text:style-name="P7">FROM alpine</text:p>
      <text:p text:style-name="P7">MAINTAINER ishan</text:p>
      <text:p text:style-name="P7">RUN apk update &amp;&amp; apk add nodejs</text:p>
      <text:p text:style-name="P7">RUN mkdir -p /app</text:p>
      <text:p text:style-name="P7">USER 1000</text:p>
      <text:p text:style-name="P7">ADD index.js /app</text:p>
      <text:p text:style-name="P7">WORKDIR /app</text:p>
      <text:p text:style-name="P7">CMD node index.js</text:p>
      <text:p text:style-name="P7"/>
      <text:p text:style-name="P4">2. Build image from Dockerfile.</text:p>
      <text:p text:style-name="P4"/>
      <text:p text:style-name="P7">Docker build -t “nodejs” .</text:p>
      <text:p text:style-name="P7"/>
      <text:p text:style-name="P4">3. Tag image with name "hello:v0.1"</text:p>
      <text:p text:style-name="P4"/>
      <text:p text:style-name="P8">docker image tag ishanji ishanji:version1.1</text:p>
      <text:p text:style-name="P5"/>
      <text:p text:style-name="P5">1. Create a DockerFile.</text:p>
      <text:p text:style-name="P5">2. Use Ubuntu latest image.</text:p>
      <text:p text:style-name="P5">3. Add your name as a Manintainer.</text:p>
      <text:p text:style-name="P5">4. Update local packages using command (apt-get update).</text:p>
      <text:p text:style-name="P5">5. Install nodejs package.</text:p>
      <text:p text:style-name="P5">6. Install npm package.</text:p>
      <text:p text:style-name="P5">7. Create a symlink using command (ln -s /usr/bin/nodejs /usr/bin/node).</text:p>
      <text:p text:style-name="P5">8. Trigger a command (npm install -g http-server)</text:p>
      <text:p text:style-name="P5">9. Add any test index.html file from local at /usr/apps/hello-docker/index.html on container.</text:p>
      <text:p text:style-name="P5">10. change your working directory to /usr/apps/hello-docker/.</text:p>
      <text:p text:style-name="P5">11. Run a command (http-server -s) on every container initialization.</text:p>
      <text:p text:style-name="P5">12. Build your dockerfile and tag it with "yourname:docker-web"</text:p>
      <text:p text:style-name="P4"/>
      <text:p text:style-name="P9"><text:soft-page-break/>FROM ubuntu</text:p>
      <text:p text:style-name="P9">MAINTAINER ishan<text:tab/></text:p>
      <text:p text:style-name="P9">RUN apt-get update</text:p>
      <text:p text:style-name="P9">RUN apt-get install nodejs -y</text:p>
      <text:p text:style-name="P9">RUN apt-get install npm -y</text:p>
      <text:p text:style-name="P9">CMD ln -s /usr/bin/nodejs /usr/bin/node</text:p>
      <text:p text:style-name="P9">RUN npm install -g http-server</text:p>
      <text:p text:style-name="P9">RUN mkdir -p /usr/apps/hello-docker/</text:p>
      <text:p text:style-name="P9">ADD index.html /usr/apps/hello-docker/</text:p>
      <text:p text:style-name="P9">WORKDIR /usr/apps/hello-docker/</text:p>
      <text:p text:style-name="P9">CMD http-server -s</text:p>
      <text:p text:style-name="P9"/>
      <text:p text:style-name="P9"><text:span text:style-name="T4">tag the newly created image,</text:span> </text:p>
      <text:p text:style-name="P9">docker image tag npm npm:version1.0</text:p>
      <text:p text:style-name="P6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21:33.920198611</meta:creation-date>
    <dc:date>2018-11-20T13:33:52.268464521</dc:date>
    <meta:editing-duration>PT28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57" meta:character-count="1598" meta:non-whitespace-character-count="1391"/>
  </office:meta>
</office:document-meta>
</file>